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829175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2e7967" officeooo:paragraph-rsid="0082917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cc967" officeooo:paragraph-rsid="002cc967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2pt" style:text-underline-style="none" fo:font-weight="bold" officeooo:rsid="003ad021" officeooo:paragraph-rsid="003ad021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18pt" fo:font-weight="normal" officeooo:rsid="01166a09" officeooo:paragraph-rsid="01166a09" style:font-size-asian="18pt" style:font-weight-asian="normal" style:font-size-complex="18pt" style:font-weight-complex="normal"/>
    </style:style>
    <style:style style:name="P11" style:family="paragraph" style:parent-style-name="Text_20_body" style:list-style-name="L2">
      <style:text-properties fo:font-size="18pt" officeooo:rsid="011500ee" officeooo:paragraph-rsid="011500ee" style:font-size-asian="18pt" style:font-size-complex="18pt"/>
    </style:style>
    <style:style style:name="P12" style:family="paragraph" style:parent-style-name="Text_20_body" style:list-style-name="L2">
      <style:text-properties fo:font-size="18pt" officeooo:paragraph-rsid="011500ee" style:font-size-asian="18pt" style:font-size-complex="18pt"/>
    </style:style>
    <style:style style:name="P13" style:family="paragraph" style:parent-style-name="Text_20_body" style:list-style-name="L12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Text_20_body" style:list-style-name="L12">
      <style:paragraph-properties fo:margin-top="0cm" fo:margin-bottom="0cm" loext:contextual-spacing="false"/>
      <style:text-properties fo:font-size="18pt" fo:font-weight="bold" officeooo:paragraph-rsid="01202eda" style:font-size-asian="18pt" style:font-weight-asian="bold" style:font-size-complex="18pt" style:font-weight-complex="bold"/>
    </style:style>
    <style:style style:name="P17" style:family="paragraph" style:parent-style-name="Text_20_body" style:list-style-name="L12">
      <style:paragraph-properties fo:margin-top="0cm" fo:margin-bottom="0cm" loext:contextual-spacing="false"/>
      <style:text-properties fo:font-size="18pt" fo:font-weight="bold" officeooo:paragraph-rsid="0121a29c" style:font-size-asian="18pt" style:font-weight-asian="bold" style:font-size-complex="18pt" style:font-weight-complex="bold"/>
    </style:style>
    <style:style style:name="P18" style:family="paragraph" style:parent-style-name="Text_20_body" style:list-style-name="L12">
      <style:paragraph-properties fo:margin-top="0cm" fo:margin-bottom="0cm" loext:contextual-spacing="false"/>
      <style:text-properties fo:font-size="18pt" fo:font-weight="bold" officeooo:rsid="0121a29c" officeooo:paragraph-rsid="0121a29c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font-size="18pt" fo:font-weight="bold" officeooo:rsid="0125e7ae" officeooo:paragraph-rsid="0125e7ae" style:font-size-asian="18pt" style:font-weight-asian="bold" style:font-size-complex="18pt" style:font-weight-complex="bold"/>
    </style:style>
    <style:style style:name="P20" style:family="paragraph" style:parent-style-name="Text_20_body" style:list-style-name="L12">
      <style:paragraph-properties fo:margin-top="0cm" fo:margin-bottom="0cm" loext:contextual-spacing="false"/>
      <style:text-properties fo:font-size="18pt" fo:font-weight="normal" officeooo:rsid="0121a29c" officeooo:paragraph-rsid="0121a29c" style:font-size-asian="18pt" style:font-weight-asian="normal" style:font-size-complex="18pt" style:font-weight-complex="normal"/>
    </style:style>
    <style:style style:name="P21" style:family="paragraph" style:parent-style-name="Text_20_body" style:list-style-name="L12">
      <style:paragraph-properties fo:margin-top="0cm" fo:margin-bottom="0cm" loext:contextual-spacing="false"/>
      <style:text-properties fo:font-size="18pt" fo:font-weight="normal" officeooo:paragraph-rsid="0121a29c" style:font-size-asian="18pt" style:font-weight-asian="normal" style:font-size-complex="18pt" style:font-weight-complex="normal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font-size="18pt" style:text-underline-style="none" fo:font-weight="bold" officeooo:rsid="011b15d5" officeooo:paragraph-rsid="011b15d5" style:font-size-asian="15.75pt" style:font-weight-asian="bold" style:font-size-complex="18pt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officeooo:rsid="011c0681" officeooo:paragraph-rsid="011c0681" style:font-size-asian="15.75pt" style:font-weight-asian="bold" style:font-size-complex="18pt" style:font-weight-complex="bold"/>
    </style:style>
    <style:style style:name="P24" style:family="paragraph" style:parent-style-name="Text_20_body" style:list-style-name="L11">
      <style:paragraph-properties fo:margin-top="0cm" fo:margin-bottom="0cm" loext:contextual-spacing="false"/>
      <style:text-properties fo:font-size="18pt" style:text-underline-style="none" fo:font-weight="bold" officeooo:rsid="011c0681" officeooo:paragraph-rsid="011c0681" style:font-size-asian="15.75pt" style:font-weight-asian="bold" style:font-size-complex="18pt" style:font-weight-complex="bold"/>
    </style:style>
    <style:style style:name="P25" style:family="paragraph" style:parent-style-name="Text_20_body" style:list-style-name="L4">
      <style:paragraph-properties fo:margin-top="0cm" fo:margin-bottom="0cm" loext:contextual-spacing="false"/>
      <style:text-properties fo:font-size="18pt" style:text-underline-style="none" fo:font-weight="bold" officeooo:rsid="0066fb93" style:font-size-asian="18pt" style:font-weight-asian="bold" style:font-size-complex="18pt" style:font-weight-complex="bold"/>
    </style:style>
    <style:style style:name="P26" style:family="paragraph" style:parent-style-name="Text_20_body" style:list-style-name="L2">
      <style:paragraph-properties fo:margin-top="0cm" fo:margin-bottom="0cm" loext:contextual-spacing="false"/>
    </style:style>
    <style:style style:name="P27" style:family="paragraph" style:parent-style-name="Text_20_body" style:list-style-name="L12">
      <style:paragraph-properties fo:margin-top="0cm" fo:margin-bottom="0cm" loext:contextual-spacing="false"/>
      <style:text-properties fo:font-weight="bold" officeooo:rsid="0121a29c" officeooo:paragraph-rsid="0121a29c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fo:font-size="14pt" style:text-underline-style="none" fo:font-weight="bold" officeooo:rsid="011bcbc3" officeooo:paragraph-rsid="011bcbc3" style:font-size-asian="12.25pt" style:font-weight-asian="bold" style:font-size-complex="14pt" style:font-weight-complex="bold"/>
    </style:style>
    <style:style style:name="P29" style:family="paragraph" style:parent-style-name="Text_20_body" style:list-style-name="L11">
      <style:paragraph-properties fo:margin-top="0cm" fo:margin-bottom="0cm" loext:contextual-spacing="false"/>
      <style:text-properties fo:font-size="14pt" style:text-underline-style="none" fo:font-weight="bold" officeooo:rsid="011c0681" officeooo:paragraph-rsid="011c0681" style:font-size-asian="12.25pt" style:font-weight-asian="bold" style:font-size-complex="14pt" style:font-weight-complex="bold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fo:font-size="12pt" style:text-underline-style="none" fo:font-weight="normal" officeooo:rsid="0118f8f6" officeooo:paragraph-rsid="0118f8f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fo:font-size="12pt" style:text-underline-style="none" fo:font-weight="normal" officeooo:rsid="0118f8f6" officeooo:paragraph-rsid="0118f8f6" style:font-size-asian="12pt" style:font-weight-asian="normal" style:font-size-complex="12pt" style:font-weight-complex="normal"/>
    </style:style>
    <style:style style:name="P32" style:family="paragraph" style:parent-style-name="Text_20_body" style:list-style-name="L11">
      <style:paragraph-properties fo:margin-top="0cm" fo:margin-bottom="0cm" loext:contextual-spacing="false"/>
      <style:text-properties fo:font-size="12pt" style:text-underline-style="none" fo:font-weight="normal" officeooo:rsid="011c0681" officeooo:paragraph-rsid="011c0681" style:font-size-asian="12pt" style:font-weight-asian="normal" style:font-size-complex="12pt" style:font-weight-complex="normal"/>
    </style:style>
    <style:style style:name="P33" style:family="paragraph" style:parent-style-name="Text_20_body" style:list-style-name="L4">
      <style:paragraph-properties fo:margin-top="0cm" fo:margin-bottom="0cm" loext:contextual-spacing="false"/>
      <style:text-properties fo:font-size="12pt" style:text-underline-style="none" fo:font-weight="normal" officeooo:rsid="01202eda" officeooo:paragraph-rsid="01202eda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size="12pt" style:text-underline-style="none" fo:font-weight="normal" officeooo:rsid="01202eda" officeooo:paragraph-rsid="01202eda" style:font-size-asian="10.5pt" style:font-weight-asian="normal" style:font-size-complex="12pt" style:font-weight-complex="normal"/>
    </style:style>
    <style:style style:name="P35" style:family="paragraph" style:parent-style-name="Text_20_body" style:list-style-name="L4">
      <style:paragraph-properties fo:margin-top="0cm" fo:margin-bottom="0cm" loext:contextual-spacing="false"/>
      <style:text-properties fo:font-size="12pt" style:text-underline-style="none" fo:font-weight="normal" officeooo:rsid="0122226f" officeooo:paragraph-rsid="0122226f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loext:contextual-spacing="false"/>
      <style:text-properties fo:font-size="12pt" style:text-underline-style="none" fo:font-weight="normal" officeooo:rsid="0122226f" officeooo:paragraph-rsid="0122226f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loext:contextual-spacing="false"/>
      <style:text-properties fo:font-size="12pt" style:text-underline-style="none" fo:font-weight="bold" officeooo:rsid="0122226f" officeooo:paragraph-rsid="0122226f" style:font-size-asian="10.5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loext:contextual-spacing="false"/>
      <style:text-properties fo:font-size="12pt" fo:font-weight="normal" officeooo:rsid="01166a09" officeooo:paragraph-rsid="01166a09" style:font-size-asian="12pt" style:font-weight-asian="normal" style:font-size-complex="12pt" style:font-weight-complex="normal"/>
    </style:style>
    <style:style style:name="P39" style:family="paragraph" style:parent-style-name="Text_20_body" style:list-style-name="L3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8pt" fo:font-weight="bold" officeooo:rsid="0118f8f6" officeooo:paragraph-rsid="0118f8f6" style:font-size-asian="18pt" style:font-weight-asian="bold" style:font-size-complex="18pt" style:font-weight-complex="bold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style:text-underline-style="none" fo:font-weight="normal" officeooo:rsid="0118f8f6" officeooo:paragraph-rsid="0118f8f6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style:text-underline-style="none" fo:font-weight="normal" officeooo:rsid="011bcbc3" officeooo:paragraph-rsid="011bcbc3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cm" fo:margin-bottom="0cm" loext:contextual-spacing="false"/>
      <style:text-properties style:font-name="Liberation Serif" fo:font-size="12pt" style:text-underline-style="none" fo:font-weight="normal" officeooo:rsid="011bcbc3" officeooo:paragraph-rsid="011bcbc3" style:font-size-asian="12pt" style:font-weight-asian="normal" style:font-size-complex="12pt" style:font-weight-complex="normal"/>
    </style:style>
    <style:style style:name="P45" style:family="paragraph" style:parent-style-name="Text_20_body" style:list-style-name="L12">
      <style:paragraph-properties fo:margin-top="0cm" fo:margin-bottom="0cm" loext:contextual-spacing="false"/>
      <style:text-properties officeooo:paragraph-rsid="0121a29c"/>
    </style:style>
    <style:style style:name="P46" style:family="paragraph" style:parent-style-name="Text_20_body" style:list-style-name="L4">
      <style:paragraph-properties fo:margin-top="0cm" fo:margin-bottom="0cm" loext:contextual-spacing="false">
        <style:tab-stops/>
      </style:paragraph-properties>
      <style:text-properties officeooo:paragraph-rsid="01202eda"/>
    </style:style>
    <style:style style:name="P47" style:family="paragraph" style:parent-style-name="Text_20_body" style:list-style-name="L4">
      <style:paragraph-properties fo:margin-top="0cm" fo:margin-bottom="0cm" loext:contextual-spacing="false">
        <style:tab-stops/>
      </style:paragraph-properties>
      <style:text-properties officeooo:rsid="01202eda" officeooo:paragraph-rsid="01202eda"/>
    </style:style>
    <style:style style:name="P48" style:family="paragraph" style:parent-style-name="Heading_20_3" style:list-style-name="L1">
      <style:paragraph-properties fo:margin-top="0cm" fo:margin-bottom="0cm" loext:contextual-spacing="false"/>
      <style:text-properties style:font-name="Liberation Serif" fo:font-size="14pt" style:text-underline-style="none" fo:font-weight="bold" officeooo:rsid="0118ffff" officeooo:paragraph-rsid="0118ffff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202eda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text-underline-style="solid" style:text-underline-width="auto" style:text-underline-color="font-color" fo:font-weight="bold" officeooo:rsid="002cc967" style:font-size-asian="21pt" style:font-weight-asian="bold" style:font-size-complex="24pt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officeooo:rsid="00829175" style:font-size-asian="21pt" style:font-weight-asian="bold" style:font-size-complex="2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11500ee" style:font-size-asian="18pt" style:font-size-complex="18pt"/>
    </style:style>
    <style:style style:name="T10" style:family="text">
      <style:text-properties officeooo:rsid="009edde3"/>
    </style:style>
    <style:style style:name="T11" style:family="text">
      <style:text-properties officeooo:rsid="0110d63c"/>
    </style:style>
    <style:style style:name="T12" style:family="text">
      <style:text-properties officeooo:rsid="01166a09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1166a09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1202eda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121a29c" style:font-size-asian="10.5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1202eda" style:font-size-asian="10.5pt" style:font-weight-asian="normal" style:font-size-complex="12pt" style:font-weight-complex="normal"/>
    </style:style>
    <style:style style:name="T25" style:family="text">
      <style:text-properties fo:font-size="12pt" style:font-size-asian="10.5pt" style:font-size-complex="12pt"/>
    </style:style>
    <style:style style:name="T26" style:family="text">
      <style:text-properties fo:font-size="12pt" officeooo:rsid="01202eda" style:font-size-asian="10.5pt" style:font-size-complex="12pt"/>
    </style:style>
    <style:style style:name="T27" style:family="text">
      <style:text-properties fo:font-size="12pt" officeooo:rsid="0121a29c" style:font-size-asian="10.5pt" style:font-size-complex="12pt"/>
    </style:style>
    <style:style style:name="T28" style:family="text">
      <style:text-properties officeooo:rsid="01202ed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1">3</text:span> GIT</text:p>
      <text:p text:style-name="P2"/>
      <text:p text:style-name="P4">Assignment 1</text:p>
      <text:p text:style-name="P7"/>
      <text:list xml:id="list3423227774275005775" text:style-name="L1">
        <text:list-item>
          <text:p text:style-name="P14">Create account on each</text:p>
          <text:list text:style-name="L2">
            <text:list-item>
              <text:p text:style-name="P26"><text:span text:style-name="T9">Github</text:span><text:span text:style-name="T8"> </text:span></text:p>
            </text:list-item>
            <text:list-item>
              <text:p text:style-name="P26"><text:span text:style-name="T9">Gitlab</text:span><text:span text:style-name="T8"> </text:span></text:p>
            </text:list-item>
            <text:list-item>
              <text:p text:style-name="P11">Bitbucket</text:p>
              <text:p text:style-name="P12"><text:s/></text:p>
            </text:list-item>
          </text:list>
        </text:list-item>
        <text:list-item>
          <text:p text:style-name="P40"><text:s/>Try to findout key features and major differences between all.</text:p>
          <text:p text:style-name="P41">1. <text:span text:style-name="T7">Github</text:span></text:p>
        </text:list-item>
        <text:list-item>
          <text:p text:style-name="P42">A social repository for <text:span text:style-name="T3">open source code</text:span> projects that use Git for source code versions control. </text:p>
        </text:list-item>
        <text:list-item>
          <text:p text:style-name="P42">This host site is a distributed file version management systems. </text:p>
        </text:list-item>
        <text:list-item>
          <text:p text:style-name="P42">Linus Torvalds created this project for Linux kernel development control. </text:p>
        </text:list-item>
        <text:list-item>
          <text:p text:style-name="P42">Such projects like Chromium, jQuery, PHP, MediaWiki etc. use Git. </text:p>
        </text:list-item>
        <text:list-item>
          <text:p text:style-name="P42">This free software is released under GNU GPL license version 2.</text:p>
        </text:list-item>
        <text:list-item>
          <text:p text:style-name="P42">Apart from being a good tool, GitHub is a large educational source.</text:p>
          <text:p text:style-name="P48">Key features</text:p>
          <text:p text:style-name="P42">-Bug tracking</text:p>
          <text:p text:style-name="P42">-Find your project easily</text:p>
          <text:p text:style-name="P42">-Meet new developers</text:p>
          <text:p text:style-name="P42">-Share your experience</text:p>
          <text:p text:style-name="P42">-Coordinate your projects together</text:p>
          <text:p text:style-name="P42">-Integrated code search</text:p>
          <text:p text:style-name="P30"><text:span text:style-name="T17">-High compatibility</text:span></text:p>
        </text:list-item>
      </text:list>
      <text:p text:style-name="P31"><text:span text:style-name="T17"/></text:p>
      <text:p text:style-name="P31"><text:span text:style-name="T17"><text:s text:c="7"/></text:span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oft-page-break/><text:span text:style-name="T17"/></text:p>
      <text:p text:style-name="P31"><text:span text:style-name="T17"/></text:p>
      <text:list xml:id="list21202341995877" text:continue-numbering="true" text:style-name="L1">
        <text:list-header>
          <text:p text:style-name="P22">2. <text:span text:style-name="T7">GitLab</text:span></text:p>
        </text:list-header>
        <text:list-item>
          <text:p text:style-name="P22"><text:span text:style-name="T19">Developed on the basis of Git version control system, GitLab is one of the best web platforms for hosting project source codes. </text:span></text:p>
        </text:list-item>
        <text:list-item>
          <text:p text:style-name="P22"><text:span text:style-name="T19">Although GitLab is similar to GitHub in terms of functionality, it seems to be a better choice for teamwork than its famous counterpart and GitLab features may be different somewhat.</text:span></text:p>
        </text:list-item>
        <text:list-item>
          <text:p text:style-name="P22"><text:span text:style-name="T19">GitLab exists in two forms. </text:span></text:p>
        </text:list-item>
        <text:list-item>
          <text:p text:style-name="P22"><text:span text:style-name="T19">The first one is SAAS - website with open registration, and the second one is an individual solution GitLab Community Edition. </text:span></text:p>
        </text:list-item>
        <text:list-item>
          <text:p text:style-name="P22"><text:span text:style-name="T19">They both can be perfectly customized to any service.</text:span></text:p>
          <text:p text:style-name="P28">Key Features</text:p>
          <text:p text:style-name="P43">-Free service</text:p>
          <text:p text:style-name="P43">-Open source code repository</text:p>
          <text:p text:style-name="P43">-Free hosting</text:p>
          <text:p text:style-name="P43">-Bug tracking mechanism</text:p>
          <text:p text:style-name="P43">-Files editing in the web interface</text:p>
          <text:p text:style-name="P43">-LDAP integration</text:p>
        </text:list-item>
      </text:list>
      <text:p text:style-name="P44"/>
      <text:p text:style-name="P44"/>
      <text:p text:style-name="P23"><text:s text:c="6"/>3. <text:span text:style-name="T7">BitBucket</text:span></text:p>
      <text:list xml:id="list1880777677491664209" text:style-name="L11">
        <text:list-item>
          <text:p text:style-name="P24"><text:span text:style-name="T19">It can be called as a real worthy competitor to GitHub. </text:span></text:p>
        </text:list-item>
        <text:list-item>
          <text:p text:style-name="P24"><text:span text:style-name="T19">You just need to create to register on the official website and then you can create your personal account. </text:span></text:p>
        </text:list-item>
        <text:list-item>
          <text:p text:style-name="P24"><text:span text:style-name="T19">In fact, it is based on a source code management mechanism. </text:span></text:p>
        </text:list-item>
        <text:list-item>
          <text:p text:style-name="P24"><text:span text:style-name="T19">You can simultaneously use the code with integrated comments, and also make requests, manage and share your Git repositories. </text:span></text:p>
        </text:list-item>
        <text:list-item>
          <text:p text:style-name="P24"><text:span text:style-name="T19">It is possible to create a flexible deployment model for any team. </text:span></text:p>
        </text:list-item>
        <text:list-item>
          <text:p text:style-name="P24"><text:span text:style-name="T19">Moreover, you can get access to private and public repositories without any difficulties.</text:span></text:p>
          <text:p text:style-name="P29">Key Features</text:p>
          <text:p text:style-name="P32">-Free for small teams</text:p>
          <text:p text:style-name="P32">-Query management system</text:p>
          <text:p text:style-name="P32">-Authentication via GitHub</text:p>
          <text:p text:style-name="P32">-Integrated JIRA tool</text:p>
          <text:p text:style-name="P32">-Repositories importing</text:p>
          <text:p text:style-name="P32"/>
        </text:list-item>
      </text:list>
      <text:p text:style-name="P23"><text:soft-page-break/><text:span text:style-name="T16"/></text:p>
      <text:p text:style-name="P5"><text:span text:style-name="T5">Assignment </text:span><text:span text:style-name="T6">2</text:span></text:p>
      <text:p text:style-name="P6"/>
      <text:list xml:id="list21201128443307" text:continue-list="list21202341995877" text:style-name="L3">
        <text:list-item>
          <text:p text:style-name="P15">Check for organization and repository level permission for team and users over repositories and branches.</text:p>
          <text:p text:style-name="P39">When you create a repository, you <text:span text:style-name="T12">specify wheather its private or public</text:span>. If your repository is public, anyone can access it. If your repository is private, you can grant access to individuals and groups of users.</text:p>
        </text:list-item>
      </text:list>
      <text:p text:style-name="P9"><text:s text:c="8"/><text:span text:style-name="T14">a) Organization level permissions for team and users over repositories and branches :-</text:span></text:p>
      <text:p text:style-name="P38"><text:span text:style-name="T13">There are three types of repository permissions available on organization level i.e. </text:span><text:span text:style-name="T15">read, write &amp; admin.</text:span></text:p>
      <text:p text:style-name="P10"><text:span text:style-name="T15"/></text:p>
      <text:p text:style-name="P3">Assignment <text:span text:style-name="T10">3</text:span></text:p>
      <text:p text:style-name="P8"/>
      <text:list xml:id="list742547172083597602" text:style-name="L4">
        <text:list-item>
          <text:p text:style-name="P25">Create a test repo in your github account, write some demo commits. </text:p>
          <text:p text:style-name="P33"># mkdir test</text:p>
          <text:p text:style-name="P46"><text:span text:style-name="T24"># git clone </text:span><text:a xlink:type="simple" xlink:href="https://github.com/lovedeepsh/test.git" text:style-name="Internet_20_link" text:visited-style-name="Visited_20_Internet_20_Link">https://github.com/lovedeepsh/test.git</text:a></text:p>
          <text:p text:style-name="P47"><text:span text:style-name="T24"># </text:span><text:span text:style-name="T23">cd git</text:span></text:p>
          <text:p text:style-name="P46"><text:span text:style-name="T24"># touch a.txt</text:span></text:p>
          <text:p text:style-name="P33"># echo “Hi” &gt; a.txt</text:p>
          <text:p text:style-name="P33"># git add -A</text:p>
          <text:p text:style-name="P33"># git commit -m “demo commit”</text:p>
          <text:p text:style-name="P33"># git push origin master</text:p>
        </text:list-item>
      </text:list>
      <text:p text:style-name="P34"/>
      <text:list xml:id="list21201572366113" text:continue-list="list742547172083597602" text:style-name="L12">
        <text:list-item>
          <text:p text:style-name="P16">Add this test repo as submodule inside your git repo.</text:p>
          <text:p text:style-name="P45"><text:span text:style-name="T21"># git submodule add </text:span><text:a xlink:type="simple" xlink:href="https://github.com/lovedeepsh/multiplebranch.git" text:style-name="Internet_20_link" text:visited-style-name="Visited_20_Internet_20_Link"><text:span text:style-name="T21">https://github.com/lovedeepsh/multiplebranch.git</text:span></text:a></text:p>
          <text:p text:style-name="P27"><text:span text:style-name="T26">( </text:span><text:span text:style-name="T25">Multibranch@commitid cloned and .gitmodule added.) </text:span></text:p>
          <text:p text:style-name="P17"><text:span text:style-name="T22"># git status</text:span></text:p>
          <text:p text:style-name="P18"><text:span text:style-name="T27">( </text:span><text:span text:style-name="T25">Multibranch@commitid and .gitmodule untracked)</text:span></text:p>
          <text:p text:style-name="P20"><text:span text:style-name="T25">#git add -A</text:span></text:p>
          <text:p text:style-name="P20"><text:span text:style-name="T25">#git commit -m “.gitmodule added” </text:span></text:p>
          <text:p text:style-name="P21"><text:span text:style-name="T27"># git push origin master</text:span></text:p>
        </text:list-item>
      </text:list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oft-page-break/><text:span text:style-name="T22"/></text:p>
      <text:list xml:id="list21201591686324" text:continue-numbering="true" text:style-name="L12">
        <text:list-item>
          <text:p text:style-name="P13">Clone git repo with submodule. </text:p>
          <text:p text:style-name="P35"># mkdir test2</text:p>
        </text:list-item>
      </text:list>
      <text:p text:style-name="P37"><text:span text:style-name="T1"><text:s text:c="12"/># git clone </text:span><text:a xlink:type="simple" xlink:href="https://github.com/lovedeepsh/test.git" text:style-name="Internet_20_link" text:visited-style-name="Visited_20_Internet_20_Link"><text:span text:style-name="T2">https://github.com/lovedeepsh/test.git</text:span></text:a></text:p>
      <text:p text:style-name="P36"><text:s text:c="12"/># cd git</text:p>
      <text:p text:style-name="P36"><text:s text:c="12"/><text:span text:style-name="T4">(First you will se a black multibranch folder)</text:span></text:p>
      <text:p text:style-name="P36"><text:s text:c="12"/># git submodule update - -init</text:p>
      <text:p text:style-name="P37"><text:s text:c="12"/>(git is being cloned through sub module)</text:p>
      <text:p text:style-name="P37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5-31T02:05:06.898893331</dc:date>
    <meta:editing-duration>PT15H30M41S</meta:editing-duration>
    <meta:editing-cycles>149</meta:editing-cycles>
    <meta:generator>LibreOffice/5.1.6.2$Linux_X86_64 LibreOffice_project/10m0$Build-2</meta:generator>
    <meta:document-statistic meta:table-count="0" meta:image-count="0" meta:object-count="0" meta:page-count="4" meta:paragraph-count="82" meta:word-count="604" meta:character-count="3503" meta:non-whitespace-character-count="2931"/>
  </office:meta>
</office:document-meta>
</file>